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52cm" fo:margin-left="2.551cm" fo:margin-right="4.519cm" table:align="margins"/>
    </style:style>
    <style:style style:name="Table1.A" style:family="table-column">
      <style:table-column-properties style:column-width="10.52cm" style:rel-column-width="5964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2.277cm" fo:margin-left="2.551cm" fo:margin-right="2.762cm" table:align="margins"/>
    </style:style>
    <style:style style:name="Table2.A" style:family="table-column">
      <style:table-column-properties style:column-width="12.277cm" style:rel-column-width="6960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Calibri"/>
    </style:style>
    <style:style style:name="P2" style:family="paragraph" style:parent-style-name="Standard">
      <style:text-properties style:font-name="Calibri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8<text:tab/><text:tab/><text:tab/><text:tab/><text:tab/><text:tab/><text:tab/></text:p>
      <text:p text:style-name="P1">COSC 1046</text:p>
      <text:p text:style-name="P1">2016 – 12 – 03 </text:p>
      <text:p text:style-name="P1">Amanda Bakalarczyk</text:p>
      <text:p text:style-name="Text_20_body"/>
      <text:p text:style-name="Text_20_body"/>
      <text:p text:style-name="Text_20_body"/>
      <text:p text:style-name="P1">1.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Stock</text:p>
          </table:table-cell>
        </table:table-row>
        <table:table-row>
          <table:table-cell table:style-name="Table1.A2" office:value-type="string">
            <text:p text:style-name="P3">symbol: <text:s/>String</text:p>
            <text:p text:style-name="P3">name: <text:s/>String</text:p>
            <text:p text:style-name="P3">previousClosingPrice: <text:s/>double</text:p>
            <text:p text:style-name="P3">currentPrice: <text:s/>double</text:p>
          </table:table-cell>
        </table:table-row>
        <table:table-row>
          <table:table-cell table:style-name="Table1.A2" office:value-type="string">
            <text:p text:style-name="P3">Stock(newSymbol: <text:s/>String, newName: <text:s/>String)</text:p>
            <text:p text:style-name="P3">getChangePercent(): <text:s/>double</text:p>
          </table:table-cell>
        </table:table-row>
      </table:table>
      <text:p text:style-name="P2"/>
      <text:p text:style-name="P2"/>
      <text:p text:style-name="P2"/>
      <text:p text:style-name="P2">2. 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">Account</text:p>
          </table:table-cell>
        </table:table-row>
        <table:table-row>
          <table:table-cell table:style-name="Table2.A2" office:value-type="string">
            <text:p text:style-name="P3">- id: <text:s/>int <text:s text:c="3"/>default 0</text:p>
            <text:p text:style-name="P3">- balance: <text:s/>double <text:s text:c="3"/>default 0</text:p>
            <text:p text:style-name="P3">- annualInterestRate: <text:s/>double <text:s text:c="3"/>default 0</text:p>
            <text:p text:style-name="P3">- dateCreated: <text:s/>Date</text:p>
          </table:table-cell>
        </table:table-row>
        <table:table-row>
          <table:table-cell table:style-name="Table2.A2" office:value-type="string">
            <text:p text:style-name="P3">Account()</text:p>
            <text:p text:style-name="P3">Account(newId: <text:s/>int, newBalanace: <text:s/>double)</text:p>
            <text:p text:style-name="P3">+ getId(): <text:s/>int</text:p>
            <text:p text:style-name="P3">+ setId(newId: <text:s/>int): <text:s/>void</text:p>
            <text:p text:style-name="P3">+ getBalance(): <text:s/>double</text:p>
            <text:p text:style-name="P3">+ setBalance(newBalance: double): void</text:p>
            <text:p text:style-name="P3">+ getAnnualInterestRate(): <text:s/>double</text:p>
            <text:p text:style-name="P3">+ setAnnualInterestRate(newAnnualInterestRate: <text:s/>double): <text:s/>void</text:p>
            <text:p text:style-name="P3">+ getDateCreated(): <text:s/>Date</text:p>
            <text:p text:style-name="P3">+ getMonthlyInterestRate(): <text:s/>double</text:p>
            <text:p text:style-name="P3">+ getMonthlyInterest(): <text:s/>double</text:p>
            <text:p text:style-name="P3">+ withdraw(withdraw: <text:s/>double): <text:s/>void</text:p>
            <text:p text:style-name="P3">+ deposit(deposit: <text:s/>double): <text:s/>voi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anda Bakalarczyk</meta:initial-creator>
    <meta:creation-date>2016-12-03T14:39:51.63</meta:creation-date>
    <dc:date>2016-12-03T15:25:19.62</dc:date>
    <dc:creator>Amanda Bakalarczyk</dc:creator>
    <meta:editing-duration>PT14M15S</meta:editing-duration>
    <meta:editing-cycles>2</meta:editing-cycles>
    <meta:generator>OpenOffice/4.1.3$Win32 OpenOffice.org_project/413m1$Build-9783</meta:generator>
    <meta:document-statistic meta:table-count="2" meta:image-count="0" meta:object-count="0" meta:page-count="1" meta:paragraph-count="31" meta:word-count="90" meta:character-count="755"/>
  </office:meta>
</office:document-meta>
</file>